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face style:name="HelveticaNeue" svg:font-family="HelveticaNeue" style:font-family-generic="roman"/>
    <style:font-face style:name="Verdana" svg:font-family="Verdan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48a5" officeooo:paragraph-rsid="000b48a5"/>
    </style:style>
    <style:style style:name="P2" style:family="paragraph" style:parent-style-name="Standard">
      <style:text-properties officeooo:rsid="000b48a5" officeooo:paragraph-rsid="000fb9b5"/>
    </style:style>
    <style:style style:name="P3" style:family="paragraph" style:parent-style-name="Standard">
      <style:text-properties officeooo:rsid="000b48a5" officeooo:paragraph-rsid="00106576"/>
    </style:style>
    <style:style style:name="P4" style:family="paragraph" style:parent-style-name="Standard">
      <style:text-properties officeooo:rsid="000b48a5" officeooo:paragraph-rsid="002d07ec"/>
    </style:style>
    <style:style style:name="P5" style:family="paragraph" style:parent-style-name="Standard">
      <style:text-properties fo:font-style="italic" officeooo:rsid="000b48a5" officeooo:paragraph-rsid="000b48a5" style:font-style-asian="italic" style:font-style-complex="italic"/>
    </style:style>
    <style:style style:name="P6" style:family="paragraph" style:parent-style-name="Standard">
      <style:text-properties style:text-underline-style="none" officeooo:rsid="0016c330" officeooo:paragraph-rsid="0016c330"/>
    </style:style>
    <style:style style:name="P7" style:family="paragraph" style:parent-style-name="Standard">
      <style:text-properties style:text-underline-style="none" officeooo:rsid="005cd188" officeooo:paragraph-rsid="005cd188"/>
    </style:style>
    <style:style style:name="P8" style:family="paragraph" style:parent-style-name="Standard">
      <style:text-properties style:text-underline-style="none" officeooo:rsid="005e1e87" officeooo:paragraph-rsid="005e1e87"/>
    </style:style>
    <style:style style:name="P9" style:family="paragraph" style:parent-style-name="Standard">
      <style:text-properties style:text-underline-style="none" officeooo:rsid="005e1e87" officeooo:paragraph-rsid="00703917"/>
    </style:style>
    <style:style style:name="P10" style:family="paragraph" style:parent-style-name="Standard">
      <style:text-properties officeooo:rsid="00286589" officeooo:paragraph-rsid="00286589"/>
    </style:style>
    <style:style style:name="P11" style:family="paragraph" style:parent-style-name="Standard">
      <style:text-properties officeooo:rsid="00286589" officeooo:paragraph-rsid="0028fefc"/>
    </style:style>
    <style:style style:name="P12" style:family="paragraph" style:parent-style-name="Standard">
      <style:text-properties fo:color="#0951cc" style:font-name="HelveticaNeue" fo:font-size="13pt" style:text-underline-style="solid" style:text-underline-width="auto" style:text-underline-color="#0951cc" officeooo:rsid="000fafd4" style:font-size-asian="13pt"/>
    </style:style>
    <style:style style:name="P13" style:family="paragraph" style:parent-style-name="Standard">
      <style:text-properties officeooo:rsid="00354de9" officeooo:paragraph-rsid="004e26b9"/>
    </style:style>
    <style:style style:name="P14" style:family="paragraph" style:parent-style-name="Standard">
      <style:text-properties officeooo:rsid="0036fcde" officeooo:paragraph-rsid="0036fcde"/>
    </style:style>
    <style:style style:name="P15" style:family="paragraph" style:parent-style-name="Standard">
      <style:text-properties officeooo:paragraph-rsid="0036fcde"/>
    </style:style>
    <style:style style:name="P16" style:family="paragraph" style:parent-style-name="Standard">
      <style:text-properties officeooo:rsid="004e4e89" officeooo:paragraph-rsid="004e4e89"/>
    </style:style>
    <style:style style:name="P17" style:family="paragraph" style:parent-style-name="Standard">
      <style:text-properties officeooo:rsid="004fed75" officeooo:paragraph-rsid="00564591"/>
    </style:style>
    <style:style style:name="P18" style:family="paragraph" style:parent-style-name="Standard">
      <style:text-properties officeooo:rsid="004fed75" officeooo:paragraph-rsid="006cadc1"/>
    </style:style>
    <style:style style:name="P19" style:family="paragraph" style:parent-style-name="Standard">
      <style:text-properties officeooo:rsid="006be686" officeooo:paragraph-rsid="006be686"/>
    </style:style>
    <style:style style:name="P20" style:family="paragraph" style:parent-style-name="Text_20_body">
      <style:text-properties style:font-name="Liberation Serif"/>
    </style:style>
    <style:style style:name="P21" style:family="paragraph" style:parent-style-name="Text_20_body">
      <style:text-properties style:font-name="Liberation Serif" officeooo:paragraph-rsid="0075e435"/>
    </style:style>
    <style:style style:name="P22" style:family="paragraph" style:parent-style-name="Text_20_body">
      <style:text-properties officeooo:rsid="001c3448" officeooo:paragraph-rsid="001c3448"/>
    </style:style>
    <style:style style:name="P23" style:family="paragraph" style:parent-style-name="Text_20_body">
      <style:text-properties officeooo:rsid="001e9ed3" officeooo:paragraph-rsid="001ff8a9"/>
    </style:style>
    <style:style style:name="P24" style:family="paragraph" style:parent-style-name="Text_20_body">
      <style:text-properties officeooo:rsid="002b6850" officeooo:paragraph-rsid="002b6850"/>
    </style:style>
    <style:style style:name="P25" style:family="paragraph" style:parent-style-name="Text_20_body">
      <style:text-properties officeooo:rsid="002de6aa" officeooo:paragraph-rsid="002de6aa"/>
    </style:style>
    <style:style style:name="P26" style:family="paragraph" style:parent-style-name="Text_20_body">
      <style:text-properties officeooo:rsid="001cbae3" officeooo:paragraph-rsid="0040f6f6"/>
    </style:style>
    <style:style style:name="P27" style:family="paragraph" style:parent-style-name="Quotations">
      <style:text-properties officeooo:paragraph-rsid="0026dd49"/>
    </style:style>
    <style:style style:name="P28" style:family="paragraph" style:parent-style-name="Standard">
      <style:paragraph-properties fo:background-color="transparent">
        <style:background-image/>
      </style:paragraph-properties>
      <style:text-properties officeooo:rsid="00354de9" officeooo:paragraph-rsid="004e26b9"/>
    </style:style>
    <style:style style:name="P29" style:family="paragraph" style:parent-style-name="Standard">
      <style:paragraph-properties fo:background-color="transparent">
        <style:background-image/>
      </style:paragraph-properties>
      <style:text-properties officeooo:rsid="00286589" officeooo:paragraph-rsid="00336897"/>
    </style:style>
    <style:style style:name="P30" style:family="paragraph" style:parent-style-name="Standard">
      <style:text-properties officeooo:rsid="00564591" officeooo:paragraph-rsid="006cadc1"/>
    </style:style>
    <style:style style:name="P31" style:family="paragraph" style:parent-style-name="Standard">
      <style:text-properties officeooo:rsid="0088787e" officeooo:paragraph-rsid="00a2f3cb"/>
    </style:style>
    <style:style style:name="P32" style:family="paragraph" style:parent-style-name="Standard">
      <style:text-properties officeooo:rsid="000b48a5" officeooo:paragraph-rsid="00d027a4"/>
    </style:style>
    <style:style style:name="P33" style:family="paragraph" style:parent-style-name="Text_20_body">
      <style:text-properties officeooo:rsid="001c3448" officeooo:paragraph-rsid="00a766ac"/>
    </style:style>
    <style:style style:name="P34" style:family="paragraph" style:parent-style-name="Text_20_body">
      <style:text-properties officeooo:paragraph-rsid="00a867ab"/>
    </style:style>
    <style:style style:name="P35" style:family="paragraph" style:parent-style-name="Heading_20_2">
      <style:text-properties officeooo:rsid="001a4da3" officeooo:paragraph-rsid="001a4da3"/>
    </style:style>
    <style:style style:name="T1" style:family="text">
      <style:text-properties fo:font-style="italic" style:font-style-asian="italic" style:font-style-complex="italic"/>
    </style:style>
    <style:style style:name="T2" style:family="text">
      <style:text-properties fo:font-style="italic" officeooo:rsid="00130ef7" style:font-style-asian="italic" style:font-style-complex="italic"/>
    </style:style>
    <style:style style:name="T3" style:family="text">
      <style:text-properties fo:font-style="italic" officeooo:rsid="00198dd3" style:font-style-asian="italic" style:font-style-complex="italic"/>
    </style:style>
    <style:style style:name="T4" style:family="text">
      <style:text-properties fo:font-style="italic" officeooo:rsid="002d07ec" style:font-style-asian="italic" style:font-style-complex="italic"/>
    </style:style>
    <style:style style:name="T5" style:family="text">
      <style:text-properties fo:font-style="italic" style:text-underline-style="solid" style:text-underline-width="auto" style:text-underline-color="font-color" officeooo:rsid="002d07ec" style:font-style-asian="italic" style:font-style-complex="italic"/>
    </style:style>
    <style:style style:name="T6" style:family="text">
      <style:text-properties officeooo:rsid="000fafd4"/>
    </style:style>
    <style:style style:name="T7" style:family="text">
      <style:text-properties officeooo:rsid="00106576"/>
    </style:style>
    <style:style style:name="T8" style:family="text">
      <style:text-properties officeooo:rsid="0012cf93"/>
    </style:style>
    <style:style style:name="T9" style:family="text">
      <style:text-properties officeooo:rsid="0016c330"/>
    </style:style>
    <style:style style:name="T10" style:family="text">
      <style:text-properties fo:color="#151515" fo:font-size="12pt" style:font-size-asian="12pt"/>
    </style:style>
    <style:style style:name="T11" style:family="text">
      <style:text-properties fo:color="#151515" fo:font-size="12pt" officeooo:rsid="00171f60" style:font-size-asian="12pt"/>
    </style:style>
    <style:style style:name="T12" style:family="text">
      <style:text-properties fo:color="#151515" fo:font-size="12pt" officeooo:rsid="0016c330" style:font-size-asian="12pt"/>
    </style:style>
    <style:style style:name="T13" style:family="text">
      <style:text-properties fo:color="#151515" fo:font-size="12pt" officeooo:rsid="00188945" style:font-size-asian="12pt"/>
    </style:style>
    <style:style style:name="T14" style:family="text">
      <style:text-properties fo:color="#151515" fo:font-size="12pt" officeooo:rsid="00199741" style:font-size-asian="12pt"/>
    </style:style>
    <style:style style:name="T15" style:family="text">
      <style:text-properties fo:color="#151515" fo:font-size="12pt" officeooo:rsid="0023f77f" style:font-size-asian="12pt"/>
    </style:style>
    <style:style style:name="T16" style:family="text">
      <style:text-properties fo:color="#151515" fo:font-size="12pt" officeooo:rsid="0026dd49" style:font-size-asian="12pt"/>
    </style:style>
    <style:style style:name="T17" style:family="text">
      <style:text-properties fo:color="#151515" fo:font-size="12pt" officeooo:rsid="002d07ec" style:font-size-asian="12pt"/>
    </style:style>
    <style:style style:name="T18" style:family="text">
      <style:text-properties fo:color="#151515" fo:font-size="12pt" officeooo:rsid="002dc8cc" style:font-size-asian="12pt"/>
    </style:style>
    <style:style style:name="T19" style:family="text">
      <style:text-properties fo:color="#151515" fo:font-size="12pt" officeooo:rsid="00a6ee6d" style:font-size-asian="12pt"/>
    </style:style>
    <style:style style:name="T20" style:family="text">
      <style:text-properties fo:color="#151515" fo:font-size="12pt" officeooo:rsid="00c617cb" style:font-size-asian="12pt"/>
    </style:style>
    <style:style style:name="T21" style:family="text">
      <style:text-properties fo:color="#151515" fo:font-size="12pt" officeooo:rsid="00c747cf" style:font-size-asian="12pt"/>
    </style:style>
    <style:style style:name="T22" style:family="text">
      <style:text-properties fo:color="#151515" fo:font-size="12pt" style:text-underline-style="none" officeooo:rsid="00190ac0" style:font-size-asian="12pt"/>
    </style:style>
    <style:style style:name="T23" style:family="text">
      <style:text-properties fo:color="#151515" fo:font-size="12pt" style:text-underline-style="solid" style:text-underline-width="auto" style:text-underline-color="font-color" officeooo:rsid="002d07ec" style:font-size-asian="12pt"/>
    </style:style>
    <style:style style:name="T24" style:family="text">
      <style:text-properties officeooo:rsid="001c6ea4"/>
    </style:style>
    <style:style style:name="T25" style:family="text">
      <style:text-properties officeooo:rsid="001d1ce3"/>
    </style:style>
    <style:style style:name="T26" style:family="text">
      <style:text-properties officeooo:rsid="0028fefc"/>
    </style:style>
    <style:style style:name="T27" style:family="text">
      <style:text-properties officeooo:rsid="002d07ec"/>
    </style:style>
    <style:style style:name="T28" style:family="text">
      <style:text-properties style:text-underline-style="solid" style:text-underline-width="auto" style:text-underline-color="font-color" officeooo:rsid="002de6aa"/>
    </style:style>
    <style:style style:name="T29" style:family="text">
      <style:text-properties style:text-underline-style="solid" style:text-underline-width="auto" style:text-underline-color="font-color" officeooo:rsid="0016c330"/>
    </style:style>
    <style:style style:name="T30" style:family="text">
      <style:text-properties officeooo:rsid="0031acb6"/>
    </style:style>
    <style:style style:name="T31" style:family="text">
      <style:text-properties officeooo:rsid="003ad161"/>
    </style:style>
    <style:style style:name="T32" style:family="text">
      <style:text-properties officeooo:rsid="003b5ef2"/>
    </style:style>
    <style:style style:name="T33" style:family="text">
      <style:text-properties officeooo:rsid="00404946"/>
    </style:style>
    <style:style style:name="T34" style:family="text">
      <style:text-properties officeooo:rsid="0040f6f6"/>
    </style:style>
    <style:style style:name="T35" style:family="text">
      <style:text-properties officeooo:rsid="00441851"/>
    </style:style>
    <style:style style:name="T36" style:family="text">
      <style:text-properties officeooo:rsid="004c28ff"/>
    </style:style>
    <style:style style:name="T37" style:family="text">
      <style:text-properties officeooo:rsid="0052c185"/>
    </style:style>
    <style:style style:name="T38" style:family="text">
      <style:text-properties officeooo:rsid="0053bfa3"/>
    </style:style>
    <style:style style:name="T39" style:family="text">
      <style:text-properties officeooo:rsid="0054a191"/>
    </style:style>
    <style:style style:name="T40" style:family="text">
      <style:text-properties officeooo:rsid="0054fc05"/>
    </style:style>
    <style:style style:name="T41" style:family="text">
      <style:text-properties officeooo:rsid="005887f7"/>
    </style:style>
    <style:style style:name="T42" style:family="text">
      <style:text-properties officeooo:rsid="005e1e87"/>
    </style:style>
    <style:style style:name="T43" style:family="text">
      <style:text-properties officeooo:rsid="005fbe23"/>
    </style:style>
    <style:style style:name="T44" style:family="text">
      <style:text-properties officeooo:rsid="0060f93a"/>
    </style:style>
    <style:style style:name="T45" style:family="text">
      <style:text-properties officeooo:rsid="00618b49"/>
    </style:style>
    <style:style style:name="T46" style:family="text">
      <style:text-properties fo:background-color="transparent" loext:char-shading-value="0"/>
    </style:style>
    <style:style style:name="T47" style:family="text">
      <style:text-properties officeooo:rsid="00637ae7" fo:background-color="transparent" loext:char-shading-value="0"/>
    </style:style>
    <style:style style:name="T48" style:family="text">
      <style:text-properties officeooo:rsid="007ce0f2" fo:background-color="transparent" loext:char-shading-value="0"/>
    </style:style>
    <style:style style:name="T49" style:family="text">
      <style:text-properties officeooo:rsid="00ca8bfd" fo:background-color="transparent" loext:char-shading-value="0"/>
    </style:style>
    <style:style style:name="T50" style:family="text">
      <style:text-properties fo:color="#ff9900" officeooo:rsid="004c28ff"/>
    </style:style>
    <style:style style:name="T51" style:family="text">
      <style:text-properties officeooo:rsid="006e74b4"/>
    </style:style>
    <style:style style:name="T52" style:family="text">
      <style:text-properties officeooo:rsid="0071a5ea"/>
    </style:style>
    <style:style style:name="T53" style:family="text">
      <style:text-properties officeooo:rsid="00739a2f"/>
    </style:style>
    <style:style style:name="T54" style:family="text">
      <style:text-properties officeooo:rsid="00772826"/>
    </style:style>
    <style:style style:name="T55" style:family="text">
      <style:text-properties officeooo:rsid="001e9ed3"/>
    </style:style>
    <style:style style:name="T56" style:family="text">
      <style:text-properties officeooo:rsid="007af24c"/>
    </style:style>
    <style:style style:name="T57" style:family="text">
      <style:text-properties officeooo:rsid="007ce0f2"/>
    </style:style>
    <style:style style:name="T58" style:family="text">
      <style:text-properties officeooo:rsid="00868b03"/>
    </style:style>
    <style:style style:name="T59" style:family="text">
      <style:text-properties officeooo:rsid="00891ebf"/>
    </style:style>
    <style:style style:name="T60" style:family="text">
      <style:text-properties officeooo:rsid="008cea27"/>
    </style:style>
    <style:style style:name="T61" style:family="text">
      <style:text-properties officeooo:rsid="008d05c7"/>
    </style:style>
    <style:style style:name="T62" style:family="text">
      <style:text-properties officeooo:rsid="00913dc6"/>
    </style:style>
    <style:style style:name="T63" style:family="text">
      <style:text-properties officeooo:rsid="009a67f2"/>
    </style:style>
    <style:style style:name="T64" style:family="text">
      <style:text-properties officeooo:rsid="009c524c"/>
    </style:style>
    <style:style style:name="T65" style:family="text">
      <style:text-properties officeooo:rsid="00a1187f"/>
    </style:style>
    <style:style style:name="T66" style:family="text">
      <style:text-properties officeooo:rsid="00a3dd05"/>
    </style:style>
    <style:style style:name="T67" style:family="text">
      <style:text-properties officeooo:rsid="00a6ee6d"/>
    </style:style>
    <style:style style:name="T68" style:family="text">
      <style:text-properties officeooo:rsid="00a766ac"/>
    </style:style>
    <style:style style:name="T69" style:family="text">
      <style:text-properties officeooo:rsid="00a867ab"/>
    </style:style>
    <style:style style:name="T70" style:family="text">
      <style:text-properties officeooo:rsid="00c48c71"/>
    </style:style>
    <style:style style:name="T71" style:family="text">
      <style:text-properties officeooo:rsid="00d027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start text:name="__DdeLink__1_850397856"/><text:bookmark-start text:name="__DdeLink__6_850397856"/>Jobs associated with a country are not legion. Yet, everybody has heard of the traditional 'swiss banker'. In the news, books or movies, swiss banks are omnipresent. Bank secrecy, tax evasion, US fines, they have been lately the target of numerous controversies. Is the stereotype of Switzerland country of bankers nevertheless well-deserved? The answer in figures <text:span text:style-name="T71">and graphics</text:span>.<text:bookmark-end text:name="__DdeLink__1_850397856"/><text:bookmark-end text:name="__DdeLink__6_850397856"/></text:p>
      <text:p text:style-name="P1"/>
      <text:h text:style-name="Heading_20_2" text:outline-level="2">Banks and employment</text:h>
      <text:p text:style-name="P32"><text:span text:style-name="T71">The cliché of the swiss banker might be well known but h</text:span>ow <text:bookmark-start text:name="__DdeLink__261_508152665"/>prevalent<text:bookmark-end text:name="__DdeLink__261_508152665"/> <text:span text:style-name="T71">is he really?</text:span> The following graphic represents all the jobs in Switzerland by economic divisions in 2008, areas are proportional to the number of jobs.</text:p>
      <text:p text:style-name="P1"/>
      <text:p text:style-name="P1"/>
      <text:p text:style-name="P1">In the chart above there is no specific category for <text:span text:style-name="T6">only</text:span> bankers, but <text:bookmark-start text:name="__DdeLink__61_1738622527"/><text:span text:style-name="T1">Financial </text:span><text:bookmark-start text:name="__DdeLink__404_595948847"/><text:bookmark-start text:name="__DdeLink__65_1738622527"/><text:span text:style-name="T1">Intermediation</text:span><text:bookmark-end text:name="__DdeLink__61_1738622527"/><text:bookmark-end text:name="__DdeLink__404_595948847"/><text:bookmark-end text:name="__DdeLink__65_1738622527"/> covers all jobs in financial services: bank<text:span text:style-name="T31">s</text:span>, insurance, pension funds, … <text:s/><text:span text:style-name="T63">O</text:span>ut of the total swiss workforce:</text:p>
      <text:p text:style-name="P5">5.8% works in financial services, that is 1 out 17 people. A workforce somewhat inferior to education or to the hotel and restaurant industry</text:p>
      <text:p text:style-name="P2"><text:span text:style-name="T1">Out of the whole workforce in financial </text:span><text:span text:style-name="T2">intermediation</text:span><text:span text:style-name="T1">, about a third is working for an insurance company, </text:span><text:span text:style-name="T3">i.e. </text:span><text:span text:style-name="T4">1.6% in 2012.</text:span><text:span text:style-name="T3"> </text:span><text:span text:style-name="T5">REF1</text:span></text:p>
      <text:p text:style-name="P2"/>
      <text:p text:style-name="P3">How does that compare with other countries? <text:span text:style-name="T7">The chart under shows the proportion of jobs in </text:span>Financial Intermediation <text:span text:style-name="T7">for different countries:</text:span></text:p>
      <text:p text:style-name="P3"/>
      <text:p text:style-name="P1"/>
      <text:p text:style-name="P1"><text:span text:style-name="T9">Although Switzerland has one the largest </text:span><text:bookmark-start text:name="__DdeLink__67_1738622527"/><text:span text:style-name="T9">workforce in financial services, </text:span><text:bookmark-end text:name="__DdeLink__67_1738622527"/><text:span text:style-name="T9">c</text:span>ountries like UK or US have proportionally<text:span text:style-name="T32"> nearly as many jobs</text:span> in financial services.</text:p>
      <text:p text:style-name="P1"/>
      <text:h text:style-name="Heading_20_2" text:outline-level="2"><text:bookmark-start text:name="__DdeLink__89_1738622527"/>Banks and economy<text:bookmark-end text:name="__DdeLink__89_1738622527"/> - <text:span text:style-name="T45">too big to fail?</text:span></text:h>
      <text:p text:style-name="P20">What is the contribution of the financial <text:bookmark-start text:name="__DdeLink__63_1738622527"/>activities<text:bookmark-end text:name="__DdeLink__63_1738622527"/> to the country's economy? <text:span text:style-name="T8">The chart under shows the contribution in percentage of all financial </text:span>activities <text:span text:style-name="T51">(banking and insurance) in the Gross Domestic Product.</text:span></text:p>
      <text:p text:style-name="P20"/>
      <text:p text:style-name="P21"><text:span text:style-name="T9">Unsurprisingly, as for its proportion of financial jobs,</text:span><text:bookmark-start text:name="__DdeLink__69_1738622527"/><text:bookmark-start text:name="__DdeLink__87_1738622527"/><text:span text:style-name="T9"> financial activities</text:span><text:bookmark-end text:name="__DdeLink__69_1738622527"/><text:bookmark-end text:name="__DdeLink__87_1738622527"/><text:span text:style-name="T9"> represent a large chunk of Switzerland's GDP. The insurance sector alone was estimated to contribute to 5% of the GDP in 2012, i.e. 45% of the value added by the whole financial intermediation sector (</text:span><text:span text:style-name="T29">REF1</text:span><text:span text:style-name="T9">).</text:span></text:p>
      <text:p text:style-name="P21"/>
      <text:p text:style-name="P27"><text:span text:style-name="T67">The estimation of financial activities in the GDP is </text:span><text:bookmark-start text:name="__DdeLink__113_1738622527"/><text:span text:style-name="T67">a</text:span><text:bookmark-end text:name="__DdeLink__113_1738622527"/><text:span text:style-name="T67"> disputed topic. The numbers shown here are upper estimates, some considers that the</text:span><text:span text:style-name="T12"> </text:span><text:span text:style-name="T14">value </text:span><text:span text:style-name="T17">added by</text:span><text:span text:style-name="T14"> financial institutions</text:span><text:span text:style-name="T10"> </text:span><text:span text:style-name="T20">to be</text:span><text:span text:style-name="T11"> overestimated and </text:span><text:span text:style-name="T20">to be</text:span><text:span text:style-name="T11"> closer to 6% </text:span><text:span text:style-name="T20">than to 11% in Switzerland </text:span><text:span text:style-name="T16">(</text:span><text:span text:style-name="T19">somewhat </text:span><text:span text:style-name="T15">similar to the construction sector</text:span><text:span text:style-name="T16">)</text:span><text:span text:style-name="T11">. The UN, OECD, </text:span><text:span text:style-name="T10">Eurostat </text:span><text:span text:style-name="T11">and the European Bank </text:span><text:span text:style-name="T13">have </text:span><text:span text:style-name="T11">established a joint task force to establish a new method to measure the contribution of </text:span><text:span text:style-name="T12">financial activities </text:span><text:span text:style-name="T11">to the GDP output. </text:span><text:span text:style-name="T15">The main dispute is the estimation of the risk premium, i.e. the revenues from interest rates which obviously represent an important part of </text:span><text:span text:style-name="T16">banks'</text:span><text:span text:style-name="T15"> revenues. Some argue </text:span><text:span text:style-name="T18">that it does not create any value added to the GDP </text:span><text:span text:style-name="T21">and should be not considered</text:span><text:span text:style-name="T15">.</text:span><text:span text:style-name="T22"> </text:span><text:span text:style-name="T23">REF2</text:span><text:span text:style-name="T22">.</text:span></text:p>
      <text:p text:style-name="P6"/>
      <text:p text:style-name="P7"><text:soft-page-break/>Another way to way to gauge the importance of the banking sector in the economy is by considering <text:span text:style-name="T64">banks' </text:span>total assets. Bank assets are typically listed on the left-hand side of a balance sheet and <text:span text:style-name="T54">encompass</text:span> everything that a bank owns: loans, securities, and physical assets such as buildings. <text:span text:style-name="T42">The interactive chart under shows the total bank asssets by country in absolute terms as well as relative to GDP or capita: </text:span></text:p>
      <text:p text:style-name="P7"/>
      <text:p text:style-name="P8"><text:tab/>DW chart</text:p>
      <text:p text:style-name="P8"/>
      <text:p text:style-name="P9">Banking assets usually account for over 100% of GDP in the developed economies. But in a<text:span text:style-name="T44">ll</text:span> <text:span text:style-name="T43">european </text:span>countries, <text:span text:style-name="T43">one can see that banking assets are multiples of their annual GDP. <text:s/>Here again worldwide, Switzerland has proportionally of the highest banking assets per capita and by GDP. </text:span></text:p>
      <text:p text:style-name="P7"/>
      <text:p text:style-name="P6"/>
      <text:h text:style-name="P35" text:outline-level="2">Swiss banks <text:bookmark-start text:name="__DdeLink__377_609611787"/><text:span text:style-name="T52">worldwide</text:span><text:bookmark-end text:name="__DdeLink__377_609611787"/></text:h>
      <text:p text:style-name="P33">If it is clear that financial activities <text:span text:style-name="T37">have</text:span> a <text:span text:style-name="T68">preponderant</text:span> role in the swiss economy, how do swiss financial companies rank <text:span text:style-name="T53">internationnaly</text:span>? The chart under <text:span text:style-name="T24">presents</text:span> the market capitalisation of the 25 largest banks <text:span text:style-name="T24">in 2014</text:span>:</text:p>
      <text:p text:style-name="P22"/>
      <text:p text:style-name="P22"/>
      <text:p text:style-name="P26">Swiss banks are no heavy weights ranking “only” 21st and 35th of the largest bank by market capitalisation (UBS $78 <text:span text:style-name="T34">bn </text:span>and Credit Suisse <text:span text:style-name="T33">$</text:span>51 <text:span text:style-name="T34">bn</text:span>). Considering insurance companies, Switzerland does slight better on the worldwide ranking, 7th and 17th (with a market capitalisation for Zurich and Swiss RE of $39 and 23 billions respectively). <text:span text:style-name="T25">As a comparison, at the end of 2013 Apple had a market capitalisation of $415.7 bn, while flagship swiss companies Roche and Nestle were capitalised up to $202 and $234 bn respectively. </text:span></text:p>
      <text:p text:style-name="P34"><text:span text:style-name="T55">Given these numbers and the worldwide ranking of swiss banks, one may wonder why swiss banks are so notorious?</text:span></text:p>
      <text:p text:style-name="P34"><text:span text:style-name="T69">That is because of one area of financial services where Switzerland is the current world leader: private banking or wealth management. The term "private" refers here to customer service rendered on a more personal basis than in mass market retail banking, typically via dedicated bank advisers. It does not necessarily refer to a privately owned non-</text:span><text:bookmark-start text:name="__DdeLink__111_1738622527"/><text:span text:style-name="T69">incorporated</text:span><text:bookmark-end text:name="__DdeLink__111_1738622527"/><text:span text:style-name="T69"> banking institution although it may also be the case.</text:span></text:p>
      <text:p text:style-name="Quotations">Private banking is the way banking originated. The first banks in Venice were focused on managing personal finance for wealthy families. Private banks became known as ‘Private’ to stand out from the retail banking &amp; savings banks aimed at the new middle class. Historically, private banking has been viewed as a exclusive niche that only caters to <text:bookmark-start text:name="__DdeLink__158_1738622527"/>high-net-worth individuals<text:bookmark-end text:name="__DdeLink__158_1738622527"/> with liquidity over $<text:span text:style-name="T38">1</text:span> million, though it is now possible to open private banking accounts with as little as $250,000 for private investors. For private banking services, clients pay either based on the annual portfolio performance or a "flat-fee" usually calculated as a<text:span text:style-name="T60">n annual</text:span> percentage of the total <text:span text:style-name="T61">capital invested</text:span> .</text:p>
      <text:p text:style-name="P23"/>
      <text:p text:style-name="P23"/>
      <text:h text:style-name="Heading_20_2" text:outline-level="2"><text:soft-page-break/>Private banking</text:h>
      <text:p text:style-name="P29">In the international ranking of private banking by assets under management, Switzerland has 6 private banks in the top 20 <text:span text:style-name="T28">REF3</text:span>. In 2013, UBS was the <text:span text:style-name="T34">world </text:span>top private banker with more than $1.7 trillions asset under management <text:span text:style-name="T26">from high-net-worth individuals. More than a trillion may be hard to imagine, this number is put into perspective under : </text:span></text:p>
      <text:p text:style-name="P11"/>
      <text:p text:style-name="P11"/>
      <text:p text:style-name="P11"><text:span text:style-name="T65">Assets under management by UBS' private banking division</text:span> is more than 20 times UBS’ market capitalisation, <text:span text:style-name="T30">about</text:span> 3 times Switzerland’s <text:span text:style-name="T56">annual </text:span>GDP.</text:p>
      <text:p text:style-name="P10"/>
      <text:p text:style-name="P10"/>
      <text:p text:style-name="P28">In 2012, it was estimated that the total asset<text:span text:style-name="T70">s</text:span> under management in swiss private banking to be <text:span text:style-name="T48">USD</text:span> <text:span text:style-name="T57">6.15</text:span> trillions (equivalent to more than a third of the <text:span text:style-name="T58">annual</text:span> GDP of the EU or the US), <text:span text:style-name="T35">about half of it being managed by the two international banks UBS and Credit Suisse</text:span>. <text:span text:style-name="T50">Please note that this figure includes only assets managed within Switzerland by swiss banks and therefore does not include assets managed by their subsidiaries abroad</text:span><text:span text:style-name="T36">. More than half of it is offshore wealth (capital</text:span> where the investor has no tax domicile<text:span text:style-name="T36">). Switzerland is currently the world leader in </text:span><text:bookmark-start text:name="__DdeLink__265_508152665"/><text:span text:style-name="T36">offshore private banking</text:span><text:bookmark-end text:name="__DdeLink__265_508152665"/><text:span text:style-name="T36">, a market estimated at $8.5 trillions worldwide. </text:span></text:p>
      <text:p text:style-name="P13"/>
      <text:p text:style-name="P19"><text:tab/>https://dw-swissinfo.s3-website-us-west-2.amazonaws.com/7ZttF/2/</text:p>
      <text:p text:style-name="P16"/>
      <text:p text:style-name="P18">Although Singapore <text:span text:style-name="T39">has been increasing</text:span> its market share <text:span text:style-name="T41">in the recent years</text:span>, Switzerland is still the world leader. The reasons for it are a long<text:span text:style-name="T39"> </text:span>experience <text:span text:style-name="T41">in private banking</text:span>, <text:span text:style-name="T41">an </text:span>economically and politically stable <text:span text:style-name="T40">environment a</text:span>nd of course, its fiercely criticized<text:span text:style-name="T41"> </text:span>bank secrecy<text:span text:style-name="T46"> </text:span><text:span text:style-name="T49">law </text:span><text:span text:style-name="T47">codifed in 1934</text:span>. </text:p>
      <text:p text:style-name="P18"/>
      <text:p text:style-name="P30">Without giving here any estimate of how much wealth might have evaded taxation through private banking, one may note however the association in the chart above between offshore private banking market shares and whether those states have or had some form of banking secrecy (Switzerland, Singapore, Channel islands, Caribbean, Luxembourg,).</text:p>
      <text:p text:style-name="P17"/>
      <text:p text:style-name="P31">An estimate from the swiss bankers assocation considered t<text:span text:style-name="T62">hat</text:span> wealth management employed 5<text:span text:style-name="T66">4 thousands</text:span> people <text:span text:style-name="T62">in 2012</text:span>. <text:span text:style-name="T59">The figures for other countries are not available but one may safely assume that Switzerland has one of the highest proportion of wealth manager in the world, although it represents just 1% of all swiss jobs. The productivity of that sector is also unsuprisingly high, with more than CHF 16 bn of value added, private banking alone accounts for 2.8% of the annual swiss GDP. Swiss wealth manager might be considered especially productive, the core of their income is based </text:span><text:bookmark-start text:name="__DdeLink__410_595948847"/><text:span text:style-name="T59">however</text:span><text:bookmark-end text:name="__DdeLink__410_595948847"/><text:span text:style-name="T59"> on the volume of assets they managed through flat and/or performance fees. In that regard, it is clear that Switzerland currently administers a tremendous mass of individuals' capital. With eroding international tolerance of tax fraud and growing pressure on the bank secrecy, the question is how large is the proportion of wealth managed offshore for the purpose to evade tax and subsequently, how attractive offshore wealth management will be once the international banking and tax regulatory framework are harmonized.</text:span></text:p>
      <text:p text:style-name="P17"/>
      <text:p text:style-name="P17"/>
      <text:p text:style-name="P17"/>
      <text:p text:style-name="P14"/>
      <text:p text:style-name="P15"/>
      <text:p text:style-name="P1"/>
      <text:p text:style-name="P1"/>
      <text:p text:style-name="P1"/>
      <text:h text:style-name="Heading_20_2" text:outline-level="2"><text:soft-page-break/>References</text:h>
      <text:p text:style-name="Text_20_body"/>
      <text:p text:style-name="P4"><text:span text:style-name="T27">1. </text:span><text:a xlink:type="simple" xlink:href="http://www.swissbanking.org/fr/mobile/facts_figures.htm"><text:span text:style-name="T27">http://www.swissbanking.org/fr/mobile/facts_figures.htm</text:span></text:a></text:p>
      <text:p text:style-name="P4"/>
      <text:p text:style-name="P24"><text:span text:style-name="T27">2. </text:span><text:a xlink:type="simple" xlink:href="http://www.oecd.org/officialdocuments/publicdisplaydocumentpdf/?cote=STD/CSTAT/WPNA(2012)2/ADD1&amp;docLanguage=En">http://www.oecd.org/officialdocuments/publicdisplaydocumentpdf/?cote=STD/CSTAT/WPNA(2012)2/ADD1&amp;docLanguage=En</text:a></text:p>
      <text:p text:style-name="P25">3. <text:bookmark-start text:name="__DdeLink__252_508152665"/>Scorpio partnership private banking benchmark 2013<text:bookmark-end text:name="__DdeLink__252_508152665"/></text:p>
      <text:p text:style-name="P12"/>
      <text:p text:style-name="Text_20_body"><text:a xlink:type="simple" xlink:href="http://en.wikipedia.org/wiki/High-net-worth_individ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mily-generic="roman"/>
    <style:font-face style:name="HelveticaNeue" svg:font-family="HelveticaNeue" style:font-family-generic="roman"/>
    <style:font-face style:name="Verdana" svg:font-family="Verdan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1T09:35:16.359577000</meta:creation-date>
    <dc:date>2014-06-26T09:46:15.170105000</dc:date>
    <meta:editing-duration>P2DT13H43M57S</meta:editing-duration>
    <meta:editing-cycles>177</meta:editing-cycles>
    <meta:generator>LibreOffice/4.2.4.2$MacOSX_x86 LibreOffice_project/63150712c6d317d27ce2db16eb94c2f3d7b699f8</meta:generator>
    <meta:document-statistic meta:table-count="0" meta:image-count="0" meta:object-count="0" meta:page-count="4" meta:paragraph-count="33" meta:word-count="1346" meta:character-count="8583" meta:non-whitespace-character-count="7260"/>
  </office:meta>
</office:document-meta>
</file>